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Geneva1" svg:font-family="Geneva" style:font-family-generic="roman"/>
    <style:font-face style:name="Geneva" svg:font-family="Genev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language="fr" fo:country="FR"/>
    </style:style>
    <style:style style:name="P2" style:family="paragraph" style:parent-style-name="Standard" style:master-page-name="Standard">
      <style:paragraph-properties fo:text-align="start" style:justify-single-word="false" style:page-number="auto">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language="fr" fo:country="FR"/>
    </style:style>
    <style:style style:name="T1" style:family="text">
      <style:text-properties fo:color="#000000" style:font-name="Geneva1"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OTRE RÉUNION SKYPE NICOLAS-ELISABETH a pour but de découvrir le projet de budget de Nicolas afin de le comprendre (pour Elisabeth) et de voir ce qu'on peut faire, ce qui est incompressible et ce qu'on peut éventuellement baisser ou discuter. </text:span></text:p>
      <text:p text:style-name="P1"/>
      <text:p text:style-name="P1"><text:span text:style-name="T1">Pour la partie design, qui en rapport avec l'ergonomie. </text:span></text:p>
      <text:p text:style-name="P1"><text:span text:style-name="T1">1) la question de la cohérence du design entre une multitudes de support - ce qui change aussi l'ergonomie.</text:span></text:p>
      <text:p text:style-name="P1"><text:span text:style-name="T1">Veut-on <text:s/>adapter le design et son ergonomie à l'iphone, l'ipad et autres: si pas, <text:s/>on peut réduire un peu certains postes</text:span></text:p>
      <text:p text:style-name="P1"><text:span text:style-name="T1">On peut toucher au poste design si on veut un truc simple, on peut toucher au poste production gabarits, selon qu'on veut donner ou pas de l'extension à l'identité graphique du site</text:span></text:p>
      <text:p text:style-name="P1"><text:span text:style-name="T1">PREMIÈRE QUESTION POUR LUNDI: préciser jusque' où on veut mener le design et l'identité graphique du site- ça peut aller jusqu'aux emails, même template que HTML- <text:s/>ce qui veut dire que poste graphique grossit</text:span></text:p>
      <text:p text:style-name="P1"><text:span text:style-name="T1">ici, Nicolas a pensé moyen terme: laisser de la place à un peu de souplesse au graphisme sans aller jusqu'à l'adapter à tout. il faut qu'on décide</text:span></text:p>
      <text:p text:style-name="P1"/>
      <text:p text:style-name="P1"><text:span text:style-name="T1">le travail graphique -un livre de styles, des templates- ce n'est pas la personne qui écrit la feuille de style, ce n'est pas la personne qui code le gabarit</text:span></text:p>
      <text:p text:style-name="P1"><text:span text:style-name="T1">INTÉGRATION. PASSAGE DU GRAPHISME AU DÉVELOPPEMENT On ne peut pas toucher à « intégration gabarit ».</text:span></text:p>
      <text:p text:style-name="P1"/>
      <text:p text:style-name="P1"><text:span text:style-name="T1">Selon Nicolas, l'attente est forte, on est aujourd'hui plus en attente de quelque chose de fluide. Selon lui, ERGONOMIE PAS UN POSTE QU'ON PEUT COMPRESSER, puisqu'elle touche à NAVIGATION ARBORESCENCE. </text:span></text:p>
      <text:p text:style-name="P1"/>
      <text:p text:style-name="P1"><text:span text:style-name="T1">LA QUESTION DE LA PROGRAMMATION. </text:span></text:p>
      <text:p text:style-name="P1"><text:span text:style-name="T1">Nicolas l'a conçu en deux plans. D'une part, une "plate-forme", l'outil auquel on peut ajouter des fonctionnalités (un système de publication+ intégrer des blogs invités (accès au blog mais pas au reste). Un peu comme la presse online avec base+blogs invités</text:span></text:p>
      <text:p text:style-name="P1"/>
      <text:p text:style-name="P1"><text:span text:style-name="T1">à l'Infrastructure, d'autre part, on ajoutes des modules comme des <text:s/>plugins: </text:span></text:p>
      <text:p text:style-name="P1"><text:span text:style-name="T1">ex la carte (entrer un nom de ville: coordonnées+carte). <text:s/>Ca, on on peut le faire sauter ou l'ajouter dans deux ans. </text:span></text:p>
      <text:p text:style-name="P1"/>
      <text:p text:style-name="P1"><text:span text:style-name="T1">DEUXIÈME QUESTION : QU'EST-CE QU'ON VEUT TOUT DE SUITE ? EN SACHANT QU'ON PRENDRA PAS MAL DE TEMPS À SE FAMILIARISER AVEC LA "BÊTE". </text:span></text:p>
      <text:p text:style-name="P1"><text:span text:style-name="T1">DONC LES MODULES SONT DES "CHOSES"QU'IL NOUS FAUT ÉVOQUER, POUR LE FUTUR. </text:span></text:p>
      <text:p text:style-name="P1"/>
      <text:p text:style-name="P1"><text:span text:style-name="T1">IL NOUS SEMBLE QU'IL Y A TROIS "CHOSES" QU'ON VEUT: bien sûr, informer sur nos activités (le "calendrier"); ensuite valoriser les archives </text:span><text:soft-page-break/><text:span text:style-name="T1">par la consultation à distance (très important me semble-t-il pour la Fondation de France) et donc travailler sur la question des résidences et des blogs invités. Je les mets en lien parce qu'il me semble évident qu'on peut demander d'écrire un blog, soit à nos résidentes (artistes et/ou chercheuses/rs) <text:s/>soit aux invités des séminaires et journées d'études… Qu'est-ce qu'on veut faire avec ça? Qu'est-ce qu'on veut voir intégrer dans le site? </text:span></text:p>
      <text:p text:style-name="P1"><text:span text:style-name="T1">Il y a une autre chose très importante (cf RSS): ne pas laisser notre site s'isoler, c'est à dire le mettre en réseau avec d'autres, qu'on soit en lien constant avec d'autres institutions, réseaux, sites, groupes, chercheuses, chercheurs, cinémathèques, vidéothèques….</text:span></text:p>
      <text:p text:style-name="P1"><text:span text:style-name="T1">La communication, la consultation (important pour la fondation de France) et le réseau</text:span></text:p>
      <text:p text:style-name="P1"/>
      <text:p text:style-name="P1"><text:span text:style-name="T1">1) média vidéo: LA VALORISATION DES ARCHIVES. Là, ça peut être infini</text:span></text:p>
      <text:p text:style-name="P1"><text:span text:style-name="T1">-Le poste conversion. Il s'agit d'un script qui transforme les vidéos en format pour des navigateurs différents: firefox/chrome; google ; microsoft. </text:span></text:p>
      <text:p text:style-name="P1"><text:span text:style-name="T1">CA DÉPEND DE L'EXIGENCE Nicolas a compté deux formats. </text:span></text:p>
      <text:p text:style-name="P1"><text:span text:style-name="T1">C'EST POUR LES RÉSIDENCES MAIS ÇA DÉPEND DE CE QUI EXISTE. POUR LE CASDB: est-ce qu'on va travailler avec des archives déjà converties ou pas en haute def ou pas, ou bien déjà un format web, qu'il s'agit de convertir. Ici évaluation minimale </text:span></text:p>
      <text:p text:style-name="P1"><text:span text:style-name="T1">-ID POUR LE PLAYER.</text:span></text:p>
      <text:p text:style-name="P1"><text:span text:style-name="T1">-MOT DE PASSE ACCÈS RÉSIDENCES: ça peut être un peu compliqué. IL FAUT QU'ON SE DÉTERMINE LÀ AUSSI</text:span></text:p>
      <text:p text:style-name="P1"><text:span text:style-name="T1">-poste annotations interactives: laisser un commentaire. C'est du sur mesure et ça dépend du projet de valorisation de l'archive. EST CE QUE C'EST ÇA QU'ON DEMANDE AUX RÉSIDENT-E-S? <text:s/>IL FAUT PRÉCISER. </text:span></text:p>
      <text:p text:style-name="P1"><text:span text:style-name="T1">QUESTION TROIS : <text:s/>EST-CE QU'ON VEUT QUE LES ANNOTATIONS DES RÉSIDENCES FASSENT PARTIE DES ARCHIVES QUE NOUS CONSERVONS</text:span></text:p>
      <text:p text:style-name="P1"><text:span text:style-name="T1">le dernier poste, dit Nicolas est TRES OPTIMISTE</text:span></text:p>
      <text:p text:style-name="P1"/>
      <text:p text:style-name="P1"><text:span text:style-name="T1">ET ….. <text:s/>ON ARRIVE DÉJÀ À 7800</text:span></text:p>
      <text:p text:style-name="P1"/>
      <text:p text:style-name="P1"><text:span text:style-name="T1">QUESTION QUATRE: IL FAUT FAIRE UN BRAIN STORMING POUR penser les deux" greffes"- expos online et atlas numérique- afin de créer la structure de données pour éventuellement s'en occuper plus tard; donc définir un peu plus <text:s/>LES EXPOS EN LIGNE (ça va du JEU DE PAUME À LA TATE…). </text:span></text:p>
      <text:p text:style-name="P1"><text:span text:style-name="T1">Et ATLAS EDITION NUMÉRIQUE : </text:span></text:p>
      <text:p text:style-name="P1"><text:span text:style-name="T1">- s'agit il de générer un pdf à partir d'articles sélectionnés dans le site et imprimer à la demande ? en sachant que ce ne sont <text:s/>jamais des très beaux pdf, mais qu'on peut en générer un tous les trois mois et les modifier quand on veut. Difficile d'intégrer une vidéo dans un pdf de ce type.</text:span></text:p>
      <text:p text:style-name="P1"><text:span text:style-name="T1">- ou magazine pour tablettes, intermédiaire entre consultation papier et digital: ça demande un codage, une refonte de la feuille de style par rapport contraintes tablettes: </text:span></text:p>
      <text:p text:style-name="P1"><text:span text:style-name="T1">traitement particulier de l'image?</text:span></text:p>
      <text:p text:style-name="P1"><text:span text:style-name="T1">dans les tablettes on peut garder la video. </text:span></text:p>
      <text:p text:style-name="P1"><text:soft-page-break/></text:p>
      <text:p text:style-name="P1"><text:span text:style-name="T1">CALENDRIER en module: TRÈS IMPORTANT. </text:span></text:p>
      <text:p text:style-name="P1"/>
      <text:p text:style-name="P1"><text:span text:style-name="T1">ON PEUT DIMINUER MAINTENANCE…</text:span></text:p>
      <text:p text:style-name="P1"><text:span text:style-name="T1">autant le budget prévisionnel pour la production est optimiste, autant celui de la maintenance il est pessimiste, dit Nicolas</text:span></text:p>
      <text:p text:style-name="P1"><text:span text:style-name="T1">(note Nicolas : le poste est modifié à présent, c'est une estimation moyenne, dépendra beaucoup de la vidéo et du nombre d'applications installées)</text:span></text:p>
      <text:p text:style-name="P1"><text:span text:style-name="T1"/></text:p>
      <text:p text:style-name="P1"/>
      <text:p text:style-name="P1"><text:span text:style-name="T1">IL NOUS FAUT DÉFINIR NOS PRIORITÉS. - PENSER À LONG TERME UN PLAN À PLUSIEURS VITESSES. CE QU'IL NOUS FAUT TOUT DE SUITE ET DÉJÀ PLUS TARD, AVEC DES SUBVENTIONS SUPPLÉMENTAIRE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Geneva1" svg:font-family="Geneva" style:font-family-generic="roman"/>
    <style:font-face style:name="Geneva" svg:font-family="Genev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2-12-15T17:10:11</dc:date>
    <dc:creator>nicolas </dc:creator>
    <meta:editing-duration>PT10M7S</meta:editing-duration>
    <meta:editing-cycles>2</meta:editing-cycles>
    <meta:document-statistic meta:table-count="0" meta:image-count="0" meta:object-count="0" meta:page-count="3" meta:paragraph-count="40" meta:word-count="920" meta:character-count="5547" meta:non-whitespace-character-count="4638"/>
  </office:meta>
</office:document-meta>
</file>